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2" style:family="table">
      <style:table-properties style:width="16.981cm" fo:margin-left="0.025cm" fo:margin-right="-0.005cm" table:align="margins" style:shadow="none"/>
    </style:style>
    <style:style style:name="Tableau2.A" style:family="table-column">
      <style:table-column-properties style:column-width="1.898cm" style:rel-column-width="1076*"/>
    </style:style>
    <style:style style:name="Tableau2.B" style:family="table-column">
      <style:table-column-properties style:column-width="1.478cm" style:rel-column-width="838*"/>
    </style:style>
    <style:style style:name="Tableau2.C" style:family="table-column">
      <style:table-column-properties style:column-width="3.411cm" style:rel-column-width="1934*"/>
    </style:style>
    <style:style style:name="Tableau2.D" style:family="table-column">
      <style:table-column-properties style:column-width="3.394cm" style:rel-column-width="1924*"/>
    </style:style>
    <style:style style:name="Tableau2.E" style:family="table-column">
      <style:table-column-properties style:column-width="3.395cm" style:rel-column-width="1925*"/>
    </style:style>
    <style:style style:name="Tableau2.F" style:family="table-column">
      <style:table-column-properties style:column-width="0.601cm" style:rel-column-width="341*"/>
    </style:style>
    <style:style style:name="Tableau2.G" style:family="table-column">
      <style:table-column-properties style:column-width="2.803cm" style:rel-column-width="1589*"/>
    </style:style>
    <style:style style:name="Tableau2.1" style:family="table-row">
      <style:table-row-properties style:min-row-height="1.588cm"/>
    </style:style>
    <style:style style:name="Tableau2.A1" style:family="table-cell">
      <style:table-cell-properties style:vertical-align="middle" fo:padding="0.097cm" fo:border-left="0.088cm solid #000000" fo:border-right="none" fo:border-top="0.088cm solid #000000" fo:border-bottom="0.088cm solid #000000"/>
    </style:style>
    <style:style style:name="Tableau2.B1" style:family="table-cell">
      <style:table-cell-properties style:vertical-align="middle" fo:padding="0.097cm" fo:border-left="0.002cm solid #000000" fo:border-right="none" fo:border-top="0.088cm solid #000000" fo:border-bottom="0.088cm solid #000000"/>
    </style:style>
    <style:style style:name="Tableau2.G1" style:family="table-cell">
      <style:table-cell-properties style:vertical-align="middle" fo:padding="0.097cm" fo:border-left="0.002cm solid #000000" fo:border-right="0.088cm solid #000000" fo:border-top="0.088cm solid #000000" fo:border-bottom="0.088cm solid #000000"/>
    </style:style>
    <style:style style:name="Tableau2.A2" style:family="table-cell">
      <style:table-cell-properties style:vertical-align="middle" fo:padding="0.097cm" fo:border-left="0.088cm solid #000000" fo:border-right="none" fo:border-top="none" fo:border-bottom="0.088cm solid #000000"/>
    </style:style>
    <style:style style:name="Tableau2.C2" style:family="table-cell">
      <style:table-cell-properties style:vertical-align="middle" fo:padding="0.097cm" fo:border-left="0.002cm solid #000000" fo:border-right="none" fo:border-top="none" fo:border-bottom="0.088cm solid #000000"/>
    </style:style>
    <style:style style:name="Tableau2.F2" style:family="table-cell">
      <style:table-cell-properties style:vertical-align="middle" fo:padding="0.097cm" fo:border-left="0.002cm solid #000000" fo:border-right="0.088cm solid #000000" fo:border-top="none" fo:border-bottom="0.088cm solid #000000"/>
    </style:style>
    <style:style style:name="Tableau2.A3" style:family="table-cell">
      <style:table-cell-properties style:vertical-align="middle" fo:padding="0.097cm" fo:border-left="0.088cm solid #000000" fo:border-right="0.088cm solid #000000" fo:border-top="none" fo:border-bottom="0.088cm solid #000000"/>
    </style:style>
    <style:style style:name="Tableau3" style:family="table">
      <style:table-properties style:width="16.787cm" table:align="margins"/>
    </style:style>
    <style:style style:name="Tableau3.A" style:family="table-column">
      <style:table-column-properties style:column-width="4.196cm" style:rel-column-width="2379*"/>
    </style:style>
    <style:style style:name="Tableau3.B" style:family="table-column">
      <style:table-column-properties style:column-width="8.267cm" style:rel-column-width="4687*"/>
    </style:style>
    <style:style style:name="Tableau3.C" style:family="table-column">
      <style:table-column-properties style:column-width="4.323cm" style:rel-column-width="2451*"/>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list-style-name="L1">
      <style:paragraph-properties fo:text-align="start" style:justify-single-word="false"/>
      <style:text-properties fo:font-weight="normal" style:font-weight-asian="normal" style:font-weight-complex="normal"/>
    </style:style>
    <style:style style:name="P6" style:family="paragraph" style:parent-style-name="Text_20_body" style:list-style-name="L2">
      <style:paragraph-properties fo:text-align="start" style:justify-single-word="false"/>
      <style:text-properties fo:font-weight="normal" style:font-weight-asian="normal" style:font-weight-complex="normal"/>
    </style:style>
    <style:style style:name="P7" style:family="paragraph" style:parent-style-name="Text_20_body" style:list-style-name="L3">
      <style:paragraph-properties fo:text-align="start" style:justify-single-word="false"/>
      <style:text-properties fo:font-weight="normal" style:font-weight-asian="normal" style:font-weight-complex="normal"/>
    </style:style>
    <style:style style:name="P8" style:family="paragraph" style:parent-style-name="Text_20_body" style:list-style-name="L2">
      <style:paragraph-properties fo:text-align="start" style:justify-single-word="false"/>
      <style:text-properties style:font-name="Arial" fo:font-weight="normal" style:font-name-asian="Microsoft YaHei" style:font-weight-asian="normal" style:font-name-complex="Mangal" style:font-weight-complex="normal"/>
    </style:style>
    <style:style style:name="P9" style:family="paragraph" style:parent-style-name="Text_20_body" style:list-style-name="L1">
      <style:paragraph-properties fo:text-align="start" style:justify-single-word="false" fo:break-before="page"/>
      <style:text-properties fo:font-weight="normal" style:font-weight-asian="normal" style:font-weight-complex="normal"/>
    </style:style>
    <style:style style:name="P10" style:family="paragraph" style:parent-style-name="Heading_20_1">
      <style:paragraph-properties fo:text-align="center" style:justify-single-word="false"/>
      <style:text-properties fo:color="#333300" fo:font-size="18pt" fo:background-color="transparent" style:font-size-asian="18pt" style:font-size-complex="18pt"/>
    </style:style>
    <style:style style:name="P11" style:family="paragraph" style:parent-style-name="Heading_20_1">
      <style:text-properties fo:font-weight="bold" style:font-weight-asian="bold" style:font-weight-complex="bold"/>
    </style:style>
    <style:style style:name="P12" style:family="paragraph" style:parent-style-name="Heading_20_1">
      <style:text-properties style:font-name="Arial" style:font-name-asian="Microsoft YaHei" style:font-name-complex="Mangal"/>
    </style:style>
    <style:style style:name="P13"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is-list-header="true">Site web de l'entreprise VALORECIA</text:h>
      <text:p text:style-name="P1"/>
      <text:p text:style-name="P1"/>
      <text:p text:style-name="P1"><text:span text:style-name="T1"><text:tab/>Objectif </text:span>: Migration et évolution du site web de VALORECIA de JOOMLA vers les technologies Java JEE.</text:p>
      <text:p text:style-name="P1"/>
      <text:p text:style-name="P1"><text:tab/><text:span text:style-name="T1">Introduction</text:span> : </text:p>
      <text:p text:style-name="P1"><text:tab/>Le site web actuellement développé sous JOOMLA, nécessite une refonte esthétique et une évolution des possibilités d’administrations et publication. Lors de ces modifications, le choix d'une architecture N-tiers (Client HTTP, Web service, Base de données,...) sera adoptée afin de permettre les évolutions futures (Client Android, IOS,...).</text:p>
      <text:p text:style-name="P1">Dans un premier temps nous allons migrer le site web sur les technologies JavaJEE sans modification de la présentation et du contenu. Dans un deuxieme temps nous creerons la console d'administration et enfin nous ajouterons de nouvelles fonctionnalité.</text:p>
      <text:p text:style-name="P1"><text:tab/></text:p>
      <text:p text:style-name="P4"><text:tab/>Découpage prévisionnel</text:p>
      <table:table table:name="Tableau1" table:style-name="Tableau1">
        <table:table-column table:style-name="Tableau1.A" table:number-columns-repeated="3"/>
        <table:table-row>
          <table:table-cell table:style-name="Tableau1.A1" office:value-type="string">
            <text:p text:style-name="P2">Transfert de l'existant.</text:p>
          </table:table-cell>
          <table:table-cell table:style-name="Tableau1.A1" office:value-type="string">
            <text:p text:style-name="P2">Console d’administration.</text:p>
          </table:table-cell>
          <table:table-cell table:style-name="Tableau1.C1" office:value-type="string">
            <text:p text:style-name="P2">Ajout fonctionnalités.</text:p>
          </table:table-cell>
        </table:table-row>
      </table:table>
      <text:h text:style-name="Heading_20_1" text:outline-level="1" text:is-list-header="true"/>
      <text:h text:style-name="P11" text:outline-level="1">Site existant : </text:h>
      <text:list xml:id="list3561774294472117757" text:style-name="L1">
        <text:list-item>
          <text:p text:style-name="P5">Analyse de l'existant.</text:p>
          <text:list>
            <text:list-item>
              <text:p text:style-name="P5">Présentation actuelle.</text:p>
              <text:list>
                <text:list-item>
                  <text:p text:style-name="P5">Le site web actuel utilise les technologies HTML/PHP/CSS/Javascript. <text:line-break/>Il se compose d'un bandeau supérieur comprenant le logo de la société et une zone de recherche texte qui permet d'accéder à un contenu du site en fonction de mots clefs, d'une zone de menu et sous menu. D'une zone de contenu, et d'un pieds de page.<text:line-break/>La zone de contenu ou corps de page est la seule partie dynamique du site web.<text:line-break/>Un boutton permet la connexion à la console d'administration. <text:line-break/>Chaque zone peut contenir un menu, du texte et une image de fond.<text:line-break/></text:p>
                  <text:p text:style-name="P9"/>
                </text:list-item>
                <text:list-item>
                  <text:p text:style-name="P5">Description </text:p>
                </text:list-item>
              </text:list>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3"/>
            <text:p text:style-name="P3"><text:s/>Logo </text:p>
          </table:table-cell>
          <table:table-cell table:style-name="Tableau2.B1" table:number-columns-spanned="5" office:value-type="string">
            <text:p text:style-name="P3">Bandeau supérieur </text:p>
          </table:table-cell>
          <table:covered-table-cell/>
          <table:covered-table-cell/>
          <table:covered-table-cell/>
          <table:covered-table-cell/>
          <table:table-cell table:style-name="Tableau2.G1" office:value-type="string">
            <text:p text:style-name="P3">Plaquette publictaire</text:p>
          </table:table-cell>
        </table:table-row>
        <table:table-row>
          <table:table-cell table:style-name="Tableau2.A2" table:number-columns-spanned="2" office:value-type="string">
            <text:p text:style-name="P3">Menu principal 1 et sous menus</text:p>
          </table:table-cell>
          <table:covered-table-cell/>
          <table:table-cell table:style-name="Tableau2.C2" office:value-type="string">
            <text:p text:style-name="P3">Menu principal 2 et sous menus</text:p>
          </table:table-cell>
          <table:table-cell table:style-name="Tableau2.C2" office:value-type="string">
            <text:p text:style-name="P3">Menu principal 3 et sous menus</text:p>
          </table:table-cell>
          <table:table-cell table:style-name="Tableau2.C2" office:value-type="string">
            <text:p text:style-name="P3">Menu principal 4 et sous menus</text:p>
          </table:table-cell>
          <table:table-cell table:style-name="Tableau2.F2" table:number-columns-spanned="2" office:value-type="string">
            <text:p text:style-name="P3">Zone de recherche</text:p>
          </table:table-cell>
          <table:covered-table-cell/>
        </table:table-row>
        <table:table-row>
          <table:table-cell table:style-name="Tableau2.A3" table:number-columns-spanned="7" office:value-type="string">
            <text:p text:style-name="P3"/>
            <text:p text:style-name="P3">Corps de page </text:p>
            <text:p text:style-name="P3">La structure est fonction du contenu.</text:p>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3">Entete de corps de page (optionnel)</text:p>
                </table:table-cell>
                <table:covered-table-cell/>
                <table:covered-table-cell/>
              </table:table-row>
              <table:table-row>
                <table:table-cell table:style-name="Tableau3.A2" office:value-type="string">
                  <text:p text:style-name="P3">Menu gauche (optionnel)</text:p>
                  <text:p text:style-name="P3">Bandeau vertical (optionnel)</text:p>
                </table:table-cell>
                <table:table-cell table:style-name="Tableau3.A2" office:value-type="string">
                  <text:p text:style-name="P3">Menu (optionnel)</text:p>
                  <text:p text:style-name="P3">Corps de texte</text:p>
                  <text:p text:style-name="P3">images</text:p>
                  <text:p text:style-name="P3">texte</text:p>
                  <text:p text:style-name="P3">lien</text:p>
                  <text:p text:style-name="P3"/>
                </table:table-cell>
                <table:table-cell table:style-name="Tableau3.C2" office:value-type="string">
                  <text:p text:style-name="P3">Menu droit (optionnel)</text:p>
                  <text:p text:style-name="P3">Bandeau vertical (optionnel)</text:p>
                </table:table-cell>
              </table:table-row>
            </table:table>
            <text:p text:style-name="P3"/>
            <text:p text:style-name="P3">Pieds de corps de page. (optionnel)</text:p>
            <text:p text:style-name="P3"/>
          </table:table-cell>
          <table:covered-table-cell/>
          <table:covered-table-cell/>
          <table:covered-table-cell/>
          <table:covered-table-cell/>
          <table:covered-table-cell/>
          <table:covered-table-cell/>
        </table:table-row>
        <table:table-row>
          <table:table-cell table:style-name="Tableau2.A3" table:number-columns-spanned="7" office:value-type="string">
            <text:p text:style-name="P3">Pieds de page.</text:p>
            <text:p text:style-name="P3">Lien existant : Copyright,Mentions légales, contact , plan du site, Transfert.</text:p>
          </table:table-cell>
          <table:covered-table-cell/>
          <table:covered-table-cell/>
          <table:covered-table-cell/>
          <table:covered-table-cell/>
          <table:covered-table-cell/>
          <table:covered-table-cell/>
        </table:table-row>
      </table:table>
      <text:list xml:id="list37225191" text:continue-numbering="true" text:style-name="L1">
        <text:list-item>
          <text:list>
            <text:list-item>
              <text:list>
                <text:list-header>
                  <text:p text:style-name="P5"/>
                </text:list-header>
                <text:list-item>
                  <text:p text:style-name="P5"><text:s/>Plan du site</text:p>
                </text:list-item>
              </text:list>
            </text:list-item>
          </text:list>
        </text:list-item>
      </text:list>
      <text:p text:style-name="Text_20_body"/>
      <text:list xml:id="list37216733" text:continue-numbering="true" text:style-name="L1">
        <text:list-item>
          <text:list>
            <text:list-item>
              <text:list>
                <text:list-item>
                  <text:p text:style-name="P5">Contenu : se reférer au site existant.</text:p>
                  <text:p text:style-name="P5"/>
                </text:list-item>
              </text:list>
            </text:list-item>
            <text:list-item>
              <text:p text:style-name="P5">Fonctionnalité.</text:p>
              <text:list>
                <text:list-item>
                  <text:p text:style-name="P5">La gestion du contenu est géré via la console d'administration JOOMLA. <text:line-break/>Une identification est nécéssaire pour pouvoir administrer le site.<text:line-break/>L'ajout/suppression/modification de bandeau, menu, sous menu, contenu, des utilisateur et de leur groupe.<text:line-break/>Un client peut contacter la société via un formulaire approprié. Cette demande sera retransmise par mail aux abonnés</text:p>
                </text:list-item>
              </text:list>
            </text:list-item>
            <text:list-item>
              <text:p text:style-name="P5">Stockage.</text:p>
              <text:list>
                <text:list-item>
                  <text:p text:style-name="P5">Le stockage actuel est assuré par MySQL. </text:p>
                </text:list-item>
              </text:list>
            </text:list-item>
          </text:list>
        </text:list-item>
        <text:list-item>
          <text:p text:style-name="P5">Solution adopté.</text:p>
          <text:list>
            <text:list-item>
              <text:p text:style-name="P5">Présentation</text:p>
              <text:p text:style-name="P5">Le refonte du site web sera effectué avec les technologies JavaJEE et HTML5/CSS3/Javascript. <text:line-break/>Les images, menu, sous menu, contenu, bandeau supérieur, pieds de page, zone de recherche,le bouton de connexion à la console et le corps de page ne changent pour l'instant pas.</text:p>
            </text:list-item>
            <text:list-item>
              <text:p text:style-name="P5"><text:soft-page-break/>Fonctionnalité. Cf existant I.2.</text:p>
            </text:list-item>
            <text:list-item>
              <text:p text:style-name="P5">Stockage.<text:line-break/>Dans un premier temps nous préservons la structure actuelle et transferont vers la base postgrés SQL.</text:p>
            </text:list-item>
          </text:list>
        </text:list-item>
        <text:list-item>
          <text:p text:style-name="P5">Migration.</text:p>
        </text:list-item>
        <text:list-item>
          <text:p text:style-name="P5">Test.</text:p>
          <text:p text:style-name="P5">Test de pré-production en local, puis test de production sur le serveur.</text:p>
        </text:list-item>
      </text:list>
      <text:h text:style-name="P12" text:outline-level="1">Console d'administration.</text:h>
      <text:list xml:id="list2063067347884158192" text:style-name="L2">
        <text:list-item>
          <text:p text:style-name="P6">Analyse des besoins.</text:p>
          <text:p text:style-name="P6">Les utilisateurs veulent pouvoir gérer le contenu, les menus, et tout element du site web. <text:s/><text:line-break/>L'accés à la console doit etre protégé par mot de passe. (Voir diffecrent niveau d'administration ou gestion)</text:p>
        </text:list-item>
        <text:list-item>
          <text:p text:style-name="P6">Description.</text:p>
          <text:p text:style-name="P6">Aprés identification de l'utilisateur, celui peut ajouter/modifier/supprimer du contenu sur chaque page et menu du site. <text:line-break/>L'utilisateur peut également accéder aux mails envoyé par un client via le formulaire de contact.<text:line-break/>l'administrateur peut accéder au satistique d'utilisation et Logs et créer de nouveau utilisateurs et groupes.</text:p>
        </text:list-item>
        <text:list-item>
          <text:p text:style-name="P6">Réalisation.</text:p>
          <text:p text:style-name="P6">L'acces a la console d'administration est intégré à la présentation du site web et est accéssible a l'adresse http://www.valorecia.com/administrator</text:p>
        </text:list-item>
        <text:list-item>
          <text:p text:style-name="P8">Test.</text:p>
          <text:p text:style-name="P8">Test de pré-production en local, puis test de production sur le serveur.</text:p>
        </text:list-item>
      </text:list>
      <text:h text:style-name="P12" text:outline-level="1">Ajout de fonctionnalités.</text:h>
      <text:list xml:id="list1321659506297161622" text:style-name="L3">
        <text:list-item>
          <text:p text:style-name="P7">Analyse des besoins.</text:p>
        </text:list-item>
        <text:list-item>
          <text:p text:style-name="P7">Conception.</text:p>
        </text:list-item>
        <text:list-item>
          <text:p text:style-name="P7">Réalisation.</text:p>
        </text:list-item>
        <text:list-item>
          <text:p text:style-name="P7">Te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oé Barreau</meta:initial-creator>
    <meta:creation-date>2015-06-22T09:28:36.47</meta:creation-date>
    <dc:date>2015-06-23T17:05:17.53</dc:date>
    <dc:creator>Cloé Barreau</dc:creator>
    <meta:editing-duration>PT12H51M45S</meta:editing-duration>
    <meta:editing-cycles>39</meta:editing-cycles>
    <meta:generator>OpenOffice/4.1.1$Win32 OpenOffice.org_project/411m6$Build-9775</meta:generator>
    <meta:document-statistic meta:table-count="3" meta:image-count="0" meta:object-count="0" meta:page-count="3" meta:paragraph-count="66" meta:word-count="610" meta:character-count="3942"/>
  </office:meta>
</office:document-meta>
</file>